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office:value-type="string">
            <text:p>OpenCL Vector </text:p>
          </table:table-cell>
        </table:table-row>
        <table:table-row table:style-name="ro2">
          <table:table-cell/>
          <table:table-cell office:value-type="string">
            <text:p>Linux Lab</text:p>
          </table:table-cell>
          <table:table-cell office:value-type="float" office:value="0.000821">
            <text:p>0.000821</text:p>
          </table:table-cell>
          <table:table-cell office:value-type="float" office:value="1.495978">
            <text:p>1.495978</text:p>
          </table:table-cell>
          <table:table-cell office:value-type="float" office:value="0.000013">
            <text:p>0.000013</text:p>
          </table:table-cell>
          <table:table-cell office:value-type="float" office:value="0.716801">
            <text:p>0.716801</text:p>
          </table:table-cell>
          <table:table-cell office:value-type="float" office:value="0.37115">
            <text:p>0.37115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1.488963">
            <text:p>1.488963</text:p>
          </table:table-cell>
          <table:table-cell office:value-type="float" office:value="0.000013">
            <text:p>0.000013</text:p>
          </table:table-cell>
          <table:table-cell office:value-type="float" office:value="0.719289">
            <text:p>0.719289</text:p>
          </table:table-cell>
          <table:table-cell office:value-type="float" office:value="0.370766">
            <text:p>0.370766</text:p>
          </table:table-cell>
        </table:table-row>
        <table:table-row table:style-name="ro2">
          <table:table-cell table:number-columns-repeated="2"/>
          <table:table-cell office:value-type="float" office:value="0.000821">
            <text:p>0.000821</text:p>
          </table:table-cell>
          <table:table-cell office:value-type="float" office:value="1.5077">
            <text:p>1.5077</text:p>
          </table:table-cell>
          <table:table-cell office:value-type="float" office:value="0.000013">
            <text:p>0.000013</text:p>
          </table:table-cell>
          <table:table-cell office:value-type="float" office:value="0.719521">
            <text:p>0.719521</text:p>
          </table:table-cell>
          <table:table-cell office:value-type="float" office:value="0.370872">
            <text:p>0.370872</text:p>
          </table:table-cell>
        </table:table-row>
        <table:table-row table:style-name="ro2">
          <table:table-cell table:number-columns-repeated="2"/>
          <table:table-cell office:value-type="float" office:value="0.000821">
            <text:p>0.000821</text:p>
          </table:table-cell>
          <table:table-cell office:value-type="float" office:value="1.507948">
            <text:p>1.507948</text:p>
          </table:table-cell>
          <table:table-cell office:value-type="float" office:value="0.000013">
            <text:p>0.000013</text:p>
          </table:table-cell>
          <table:table-cell office:value-type="float" office:value="0.711903">
            <text:p>0.711903</text:p>
          </table:table-cell>
          <table:table-cell office:value-type="float" office:value="0.371148">
            <text:p>0.371148</text:p>
          </table:table-cell>
        </table:table-row>
        <table:table-row table:style-name="ro2">
          <table:table-cell table:number-columns-repeated="2"/>
          <table:table-cell office:value-type="float" office:value="0.000821">
            <text:p>0.000821</text:p>
          </table:table-cell>
          <table:table-cell office:value-type="float" office:value="1.508143">
            <text:p>1.508143</text:p>
          </table:table-cell>
          <table:table-cell office:value-type="float" office:value="0.000013">
            <text:p>0.000013</text:p>
          </table:table-cell>
          <table:table-cell office:value-type="float" office:value="0.717616">
            <text:p>0.717616</text:p>
          </table:table-cell>
          <table:table-cell office:value-type="float" office:value="0.371192">
            <text:p>0.371192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1.509004">
            <text:p>1.509004</text:p>
          </table:table-cell>
          <table:table-cell office:value-type="float" office:value="0.000013">
            <text:p>0.000013</text:p>
          </table:table-cell>
          <table:table-cell office:value-type="float" office:value="0.719218">
            <text:p>0.719218</text:p>
          </table:table-cell>
          <table:table-cell office:value-type="float" office:value="0.370814">
            <text:p>0.370814</text:p>
          </table:table-cell>
        </table:table-row>
        <table:table-row table:style-name="ro2">
          <table:table-cell table:number-columns-repeated="2"/>
          <table:table-cell office:value-type="float" office:value="0.000821">
            <text:p>0.000821</text:p>
          </table:table-cell>
          <table:table-cell office:value-type="float" office:value="1.506136">
            <text:p>1.506136</text:p>
          </table:table-cell>
          <table:table-cell office:value-type="float" office:value="0.000013">
            <text:p>0.000013</text:p>
          </table:table-cell>
          <table:table-cell office:value-type="float" office:value="0.717739">
            <text:p>0.717739</text:p>
          </table:table-cell>
          <table:table-cell office:value-type="float" office:value="0.370838">
            <text:p>0.370838</text:p>
          </table:table-cell>
        </table:table-row>
        <table:table-row table:style-name="ro2">
          <table:table-cell table:number-columns-repeated="2"/>
          <table:table-cell office:value-type="float" office:value="0.000821">
            <text:p>0.000821</text:p>
          </table:table-cell>
          <table:table-cell office:value-type="float" office:value="1.508775">
            <text:p>1.508775</text:p>
          </table:table-cell>
          <table:table-cell office:value-type="float" office:value="0.000013">
            <text:p>0.000013</text:p>
          </table:table-cell>
          <table:table-cell office:value-type="float" office:value="0.717734">
            <text:p>0.717734</text:p>
          </table:table-cell>
          <table:table-cell office:value-type="float" office:value="0.370741">
            <text:p>0.370741</text:p>
          </table:table-cell>
        </table:table-row>
        <table:table-row table:style-name="ro2">
          <table:table-cell table:number-columns-repeated="2"/>
          <table:table-cell office:value-type="float" office:value="0.000821">
            <text:p>0.000821</text:p>
          </table:table-cell>
          <table:table-cell office:value-type="float" office:value="1.508505">
            <text:p>1.508505</text:p>
          </table:table-cell>
          <table:table-cell office:value-type="float" office:value="0.000013">
            <text:p>0.000013</text:p>
          </table:table-cell>
          <table:table-cell office:value-type="float" office:value="0.719487">
            <text:p>0.719487</text:p>
          </table:table-cell>
          <table:table-cell office:value-type="float" office:value="0.371189">
            <text:p>0.371189</text:p>
          </table:table-cell>
        </table:table-row>
        <table:table-row table:style-name="ro2">
          <table:table-cell table:number-columns-repeated="2"/>
          <table:table-cell office:value-type="float" office:value="0.000821">
            <text:p>0.000821</text:p>
          </table:table-cell>
          <table:table-cell office:value-type="float" office:value="1.488578">
            <text:p>1.488578</text:p>
          </table:table-cell>
          <table:table-cell office:value-type="float" office:value="0.000013">
            <text:p>0.000013</text:p>
          </table:table-cell>
          <table:table-cell office:value-type="float" office:value="0.719015">
            <text:p>0.719015</text:p>
          </table:table-cell>
          <table:table-cell office:value-type="float" office:value="0.370571">
            <text:p>0.370571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0.0008208">
            <text:p>0.0008208</text:p>
          </table:table-cell>
          <table:table-cell table:formula="of:=AVERAGE([.D2:.D11])" office:value-type="float" office:value="1.502973">
            <text:p>1.502973</text:p>
          </table:table-cell>
          <table:table-cell table:formula="of:=AVERAGE([.E2:.E11])" office:value-type="float" office:value="0.000013">
            <text:p>0.000013</text:p>
          </table:table-cell>
          <table:table-cell table:formula="of:=AVERAGE([.F2:.F11])" office:value-type="float" office:value="0.7178323">
            <text:p>0.7178323</text:p>
          </table:table-cell>
          <table:table-cell table:formula="of:=AVERAGE([.G2:.G11])" office:value-type="float" office:value="0.3709281">
            <text:p>0.370928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10/02/2014</text:date>, <text:time>21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2-10T20:21:16.85</meta:creation-date>
    <dc:date>2014-02-10T21:02:39.22</dc:date>
    <dc:creator>Matthew Nunes</dc:creator>
    <meta:editing-duration>PT26M11S</meta:editing-duration>
    <meta:editing-cycles>2</meta:editing-cycles>
    <meta:generator>OpenOffice/4.0.1$Win32 OpenOffice.org_project/401m5$Build-9714</meta:generator>
    <meta:document-statistic meta:table-count="3" meta:cell-count="61" meta:object-count="0"/>
  </office:meta>
</office:document-meta>
</file>